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0pt" svg:y="161.09pt">
            <loext:p draw:notify-on-update-of-ranges="Sheet1.A1:Sheet1.A1 Sheet1.A2:Sheet1.A6 Sheet1.D1:Sheet1.D1 Sheet1.D2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5.82pt" svg:y="102.33pt">
            <loext:p draw:notify-on-update-of-ranges="Sheet1.A1:Sheet1.A1 Sheet1.A2:Sheet1.A6 Sheet1.B1:Sheet1.B1 Sheet1.B2:Sheet1.B6 Sheet1.C1:Sheet1.C1 Sheet1.C2:Sheet1.C6 Sheet1.D1:Sheet1.D1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rivate</text:p>
          </table:table-cell>
          <table:table-cell table:style-name="ce1" office:value-type="string" calcext:value-type="string">
            <text:p>Public Overfit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.75748" calcext:value-type="float">
            <text:p>0.75748</text:p>
          </table:table-cell>
          <table:table-cell office:value-type="float" office:value="0.70667" calcext:value-type="float">
            <text:p>0.70667</text:p>
          </table:table-cell>
          <table:table-cell table:formula="of:=[.B2]-[.C2]" office:value-type="float" office:value="0.05081" calcext:value-type="float">
            <text:p>0.05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No Evil</text:p>
          </table:table-cell>
          <table:table-cell office:value-type="float" office:value="0.73547" calcext:value-type="float">
            <text:p>0.73547</text:p>
          </table:table-cell>
          <table:table-cell office:value-type="float" office:value="0.69889" calcext:value-type="float">
            <text:p>0.69889</text:p>
          </table:table-cell>
          <table:table-cell table:formula="of:=[.B3]-[.C3]" office:value-type="float" office:value="0.0365800000000001" calcext:value-type="float">
            <text:p>0.03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Remedial Team</text:p>
          </table:table-cell>
          <table:table-cell office:value-type="float" office:value="0.73375" calcext:value-type="float">
            <text:p>0.73375</text:p>
          </table:table-cell>
          <table:table-cell office:value-type="float" office:value="0.65667" calcext:value-type="float">
            <text:p>0.65667</text:p>
          </table:table-cell>
          <table:table-cell table:formula="of:=[.B4]-[.C4]" office:value-type="float" office:value="0.0770799999999999" calcext:value-type="float">
            <text:p>0.07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Outliers</text:p>
          </table:table-cell>
          <table:table-cell office:value-type="float" office:value="0.67957" calcext:value-type="float">
            <text:p>0.67957</text:p>
          </table:table-cell>
          <table:table-cell office:value-type="float" office:value="0.58333" calcext:value-type="float">
            <text:p>0.58333</text:p>
          </table:table-cell>
          <table:table-cell table:formula="of:=[.B5]-[.C5]" office:value-type="float" office:value="0.09624" calcext:value-type="float">
            <text:p>0.09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nymous 56644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4444" calcext:value-type="float">
            <text:p>0.64444</text:p>
          </table:table-cell>
          <table:table-cell table:formula="of:=[.B6]-[.C6]" office:value-type="float" office:value="0.00914999999999999" calcext:value-type="float">
            <text:p>0.0091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6]/[.D3]" office:value-type="float" office:value="0.250136686714051" calcext:value-type="float">
            <text:p>0.250136686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08:52.381691000</meta:creation-date>
    <dc:date>2016-03-18T20:06:00.488838000</dc:date>
    <meta:editing-duration>PT25M47S</meta:editing-duration>
    <meta:editing-cycles>1</meta:editing-cycles>
    <meta:document-statistic meta:table-count="1" meta:cell-count="25" meta:object-count="2"/>
    <meta:generator>LibreOffice/5.0.3.2$MacOS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65cm" svg:y="4.199cm" style:legend-expansion="high" chart:style-name="ch2"/>
        <chart:plot-area chart:style-name="ch3" table:cell-range-address="Sheet1.A1:Sheet1.A6 Sheet1.D1:Sheet1.D6" chart:data-source-has-labels="both" svg:x="0.32cm" svg:y="0.18cm" svg:width="12.525cm" svg:height="8.64cm">
          <chartooo:coordinate-region svg:x="1.251cm" svg:y="0.381cm" svg:width="11.282cm" svg:height="7.388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" chart:label-cell-address="Sheet1.D1:Sheet1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 Overfi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s</text:p>
                <draw:g>
                  <svg:desc>Sheet1.A2:Sheet1.A6</svg:desc>
                </draw:g>
              </table:table-cell>
              <table:table-cell office:value-type="float" office:value="0.05081">
                <text:p>0.05081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Code No Evil</text:p>
              </table:table-cell>
              <table:table-cell office:value-type="float" office:value="0.0365800000000001">
                <text:p>0.0365800000000001</text:p>
              </table:table-cell>
            </table:table-row>
            <table:table-row>
              <table:table-cell office:value-type="string">
                <text:p>The Remedial Team</text:p>
              </table:table-cell>
              <table:table-cell office:value-type="float" office:value="0.0770799999999999">
                <text:p>0.0770799999999999</text:p>
              </table:table-cell>
            </table:table-row>
            <table:table-row>
              <table:table-cell office:value-type="string">
                <text:p>The Outliers</text:p>
              </table:table-cell>
              <table:table-cell office:value-type="float" office:value="0.09624">
                <text:p>0.09624</text:p>
              </table:table-cell>
            </table:table-row>
            <table:table-row>
              <table:table-cell office:value-type="string">
                <text:p>Anonymous 56644</text:p>
              </table:table-cell>
              <table:table-cell office:value-type="float" office:value="0.00914999999999999">
                <text:p>0.00914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65cm" svg:y="3.698cm" style:legend-expansion="high" chart:style-name="ch2"/>
        <chart:plot-area chart:style-name="ch3" table:cell-range-address="Sheet1.A1:Sheet1.D6" chart:data-source-has-labels="both" svg:x="0.32cm" svg:y="0.18cm" svg:width="12.525cm" svg:height="8.64cm">
          <chartooo:coordinate-region svg:x="3.711cm" svg:y="0.18cm" svg:width="8.892cm" svg:height="7.991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series chart:style-name="ch9" chart:values-cell-range-address="Sheet1.D2:Sheet1.D6" chart:label-cell-address="Sheet1.D1:Sheet1.D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</text:p>
                <draw:g>
                  <svg:desc>Sheet1.B1:Sheet1.B1</svg:desc>
                </draw:g>
              </table:table-cell>
              <table:table-cell office:value-type="string">
                <text:p>Private</text:p>
                <draw:g>
                  <svg:desc>Sheet1.C1:Sheet1.C1</svg:desc>
                </draw:g>
              </table:table-cell>
              <table:table-cell office:value-type="string">
                <text:p>Public Overfi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s</text:p>
                <draw:g>
                  <svg:desc>Sheet1.A2:Sheet1.A6</svg:desc>
                </draw:g>
              </table:table-cell>
              <table:table-cell office:value-type="float" office:value="0.75748">
                <text:p>0.75748</text:p>
                <draw:g>
                  <svg:desc>Sheet1.B2:Sheet1.B6</svg:desc>
                </draw:g>
              </table:table-cell>
              <table:table-cell office:value-type="float" office:value="0.70667">
                <text:p>0.70667</text:p>
                <draw:g>
                  <svg:desc>Sheet1.C2:Sheet1.C6</svg:desc>
                </draw:g>
              </table:table-cell>
              <table:table-cell office:value-type="float" office:value="0.05081">
                <text:p>0.05081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Code No Evil</text:p>
              </table:table-cell>
              <table:table-cell office:value-type="float" office:value="0.73547">
                <text:p>0.73547</text:p>
              </table:table-cell>
              <table:table-cell office:value-type="float" office:value="0.69889">
                <text:p>0.69889</text:p>
              </table:table-cell>
              <table:table-cell office:value-type="float" office:value="0.0365800000000001">
                <text:p>0.0365800000000001</text:p>
              </table:table-cell>
            </table:table-row>
            <table:table-row>
              <table:table-cell office:value-type="string">
                <text:p>The Remedial Team</text:p>
              </table:table-cell>
              <table:table-cell office:value-type="float" office:value="0.73375">
                <text:p>0.73375</text:p>
              </table:table-cell>
              <table:table-cell office:value-type="float" office:value="0.65667">
                <text:p>0.65667</text:p>
              </table:table-cell>
              <table:table-cell office:value-type="float" office:value="0.0770799999999999">
                <text:p>0.0770799999999999</text:p>
              </table:table-cell>
            </table:table-row>
            <table:table-row>
              <table:table-cell office:value-type="string">
                <text:p>The Outliers</text:p>
              </table:table-cell>
              <table:table-cell office:value-type="float" office:value="0.67957">
                <text:p>0.67957</text:p>
              </table:table-cell>
              <table:table-cell office:value-type="float" office:value="0.58333">
                <text:p>0.58333</text:p>
              </table:table-cell>
              <table:table-cell office:value-type="float" office:value="0.09624">
                <text:p>0.09624</text:p>
              </table:table-cell>
            </table:table-row>
            <table:table-row>
              <table:table-cell office:value-type="string">
                <text:p>Anonymous 56644</text:p>
              </table:table-cell>
              <table:table-cell office:value-type="float" office:value="0.65359">
                <text:p>0.65359</text:p>
              </table:table-cell>
              <table:table-cell office:value-type="float" office:value="0.64444">
                <text:p>0.64444</text:p>
              </table:table-cell>
              <table:table-cell office:value-type="float" office:value="0.00914999999999999">
                <text:p>0.00914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